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cda" officeooo:paragraph-rsid="0012acda"/>
    </style:style>
    <style:style style:name="P2" style:family="paragraph" style:parent-style-name="Standard" style:list-style-name="L1">
      <style:text-properties officeooo:rsid="0012acda" officeooo:paragraph-rsid="0012ac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42134228" text:style-name="L1">
        <text:list-item>
          <text:p text:style-name="P2">Creacion y generacion de documentos (templates)</text:p>
        </text:list-item>
        <text:list-item>
          <text:p text:style-name="P2">Preservar Formato del documento</text:p>
        </text:list-item>
        <text:list-item>
          <text:p text:style-name="P2">Multiples templates (anexos)</text:p>
        </text:list-item>
        <text:list-item>
          <text:p text:style-name="P2">Generacion en automatico, que se envien or mail</text:p>
        </text:list-item>
        <text:list-item>
          <text:p text:style-name="P2">Bitacora – fecha generacion, actualizacion, usuariio</text:p>
        </text:list-item>
        <text:list-item>
          <text:p text:style-name="P2">Carga de DOCX </text:p>
        </text:list-item>
        <text:list-item>
          <text:p text:style-name="P2">Exportacion</text:p>
        </text:list-item>
        <text:list-item>
          <text:p text:style-name="P2">Usuario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2:30.902636875</meta:creation-date>
    <dc:date>2019-04-01T14:06:17.848955322</dc:date>
    <meta:editing-duration>PT3M47S</meta:editing-duration>
    <meta:editing-cycles>1</meta:editing-cycles>
    <meta:document-statistic meta:table-count="0" meta:image-count="0" meta:object-count="0" meta:page-count="1" meta:paragraph-count="8" meta:word-count="39" meta:character-count="246" meta:non-whitespace-character-count="221"/>
    <meta:generator>LibreOffice/6.1.5.2$Linux_X86_64 LibreOffice_project/10$Build-2</meta:generator>
  </office:meta>
</office:document-meta>
</file>